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math xmlns="http://www.w3.org/1998/Math/MathML" display="block">
  <semantics>
    <mtable>
      <mtr>
        <mtd>
          <mrow>
            <mn>1.</mn>
            <mi mathvariant="italic">Determine</mi>
            <mi mathvariant="italic">os</mi>
            <mi mathvariant="italic">valores</mi>
            <mi mathvariant="italic">de</mi>
            <mi mathvariant="italic">potência</mi>
            <mi mathvariant="italic">ou</mi>
            <mi mathvariant="italic">energia</mi>
            <mi mathvariant="italic">para</mi>
            <mi mathvariant="italic">cada</mi>
            <mi mathvariant="italic">um</mi>
            <mi mathvariant="italic">dos</mi>
            <mi mathvariant="italic">sinais</mi>
            <mi mathvariant="normal">:</mi>
          </mrow>
        </mtd>
      </mtr>
      <mtr>
        <mtd>
          <mrow/>
        </mtd>
      </mtr>
      <mtr>
        <mtd>
          <mrow>
            <mi mathvariant="italic">Energia</mi>
            <mspace width="2em"/>
            <mi mathvariant="italic">de</mi>
            <mspace width="2em"/>
            <mi mathvariant="italic">um</mi>
            <mspace width="2em"/>
            <mi mathvariant="italic">sinal</mi>
            <mspace width="2em"/>
            <mi mathvariant="normal">:</mi>
            <mspace width="2em"/>
            <mi mathvariant="italic">Ex</mi>
            <mrow>
              <mspace width="2em"/>
              <mo stretchy="false">=</mo>
              <mspace width="2em"/>
            </mrow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row>
                <mrow>
                  <mo fence="true" form="prefix" stretchy="false">|</mo>
                  <mrow>
                    <mrow>
                      <mi>x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</mrow>
        </mtd>
      </mtr>
      <mtr>
        <mtd>
          <mrow>
            <mi mathvariant="italic">Potência</mi>
            <mspace width="2em"/>
            <mi mathvariant="italic">de</mi>
            <mspace width="2em"/>
            <mi mathvariant="italic">um</mi>
            <mspace width="2em"/>
            <mi mathvariant="italic">sinal</mi>
            <mspace width="2em"/>
            <mi mathvariant="normal">:</mi>
            <mspace width="2em"/>
            <mi mathvariant="italic">Px</mi>
            <mrow>
              <mspace width="2em"/>
              <mo stretchy="false">=</mo>
              <mspace width="2em"/>
            </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frac>
                <mn>1</mn>
                <mi>T</mi>
              </mfrac>
            </mrow>
            <mrow>
              <munderover>
                <mo stretchy="false">∫</mo>
                <mrow>
                  <mo stretchy="false">−</mo>
                  <mfrac>
                    <mi>T</mi>
                    <mn>2</mn>
                  </mfrac>
                </mrow>
                <mfrac>
                  <mi>T</mi>
                  <mn>2</mn>
                </mfrac>
              </munderover>
              <mrow>
                <mrow/>
                <mi>x</mi>
                <mrow>
                  <mo fence="true" form="prefix" stretchy="true">(</mo>
                  <mrow>
                    <mi>t</mi>
                  </mrow>
                  <mo fence="true" form="postfix" stretchy="true">)</mo>
                </mrow>
                <mrow>
                  <mrow/>
                  <mrow>
                    <mn>²</mn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/>
        </mtd>
      </mtr>
      <mtr>
        <mtd>
          <mrow>
            <mi>a</mi>
            <mn>.</mn>
            <mspace width="2em"/>
            <mi>x</mi>
            <mrow>
              <mrow>
                <mo fence="true" form="prefix" stretchy="true">(</mo>
                <mrow>
                  <mi>t</mi>
                </mrow>
                <mo fence="true" form="postfix" stretchy="true">)</mo>
              </mrow>
              <mo stretchy="false">=</mo>
              <mrow>
                <mn>2</mn>
                <mo stretchy="false">⋅</mo>
                <mi>cos</mi>
              </mrow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Energia</mi>
            <mi mathvariant="normal">:</mi>
            <mspace width="2em"/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row>
                <mrow>
                  <mo fence="true" form="prefix" stretchy="false">|</mo>
                  <mrow>
                    <mrow>
                      <mrow>
                        <mn>2</mn>
                        <mo stretchy="false">⋅</mo>
                        <mi>cos</mi>
                      </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</mrow>
        </mtd>
      </mtr>
      <mtr>
        <mtd>
          <mrow/>
        </mtd>
      </mtr>
      <mtr>
        <mtd>
          <mrow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row>
                <mn>4</mn>
                <mo stretchy="false">⋅</mo>
                <mrow>
                  <mo fence="true" form="prefix" stretchy="true">(</mo>
                  <mrow>
                    <mfrac>
                      <mrow>
                        <mrow>
                          <mn>1</mn>
                          <mo stretchy="false">+</mo>
                          <mi>cos</mi>
                        </mrow>
                        <mrow>
                          <mo fence="true" form="prefix" stretchy="true">(</mo>
                          <mrow>
                            <mrow>
                              <mn>2</mn>
                              <mi>t</mi>
                            </mrow>
                          </mrow>
                          <mo fence="true" form="postfix" stretchy="true">)</mo>
                        </mrow>
                      </mrow>
                      <mn>2</mn>
                    </mfrac>
                  </mrow>
                  <mo fence="true" form="postfix" stretchy="true">)</mo>
                </mrow>
                <mo stretchy="false">⋅</mo>
                <mi mathvariant="italic">dt</mi>
              </mrow>
            </mrow>
            <mrow>
              <mspace width="2em"/>
              <mo stretchy="false">=</mo>
              <mspace width="2em"/>
            </mrow>
            <mrow>
              <munderover>
                <mo stretchy="false">∫</mo>
                <mrow>
                  <mo stretchy="false">−</mo>
                  <mi mathvariant="normal">∞</mi>
                </mrow>
                <mi mathvariant="normal">∞</mi>
              </munderover>
              <mrow>
                <mrow>
                  <mn>2</mn>
                  <mo stretchy="false">⋅</mo>
                  <mi mathvariant="italic">dt</mi>
                </mrow>
                <mrow>
                  <mspace width="2em"/>
                  <mo stretchy="false">+</mo>
                  <mspace width="2em"/>
                </mrow>
                <mrow>
                  <munderover>
                    <mo stretchy="false">∫</mo>
                    <mrow>
                      <mo stretchy="false">−</mo>
                      <mi mathvariant="normal">∞</mi>
                    </mrow>
                    <mi mathvariant="normal">∞</mi>
                  </munderover>
                  <mrow>
                    <mrow>
                      <mn>2</mn>
                      <mo stretchy="false">⋅</mo>
                      <mi>cos</mi>
                    </mrow>
                    <mrow>
                      <mrow>
                        <mo fence="true" form="prefix" stretchy="true">(</mo>
                        <mrow>
                          <mrow>
                            <mn>2</mn>
                            <mi>t</mi>
                          </mrow>
                        </mrow>
                        <mo fence="true" form="postfix" stretchy="true">)</mo>
                      </mrow>
                      <mo stretchy="false">⋅</mo>
                      <mi mathvariant="italic">dt</mi>
                    </mrow>
                  </mrow>
                </mrow>
                <mrow>
                  <mspace width="2em"/>
                  <mo stretchy="false">=</mo>
                  <mspace width="2em"/>
                </mrow>
              </mrow>
            </mrow>
            <mn>2</mn>
            <mi>t</mi>
            <mrow>
              <mspace width="2em"/>
              <mo stretchy="false">+</mo>
              <mspace width="2em"/>
            </mrow>
            <mi mathvariant="italic">sen</mi>
            <mrow>
              <mo fence="true" form="prefix" stretchy="true">(</mo>
              <mrow>
                <mrow>
                  <mn>2</mn>
                  <mi>t</mi>
                </mrow>
              </mrow>
              <mo fence="true" form="postfix" stretchy="true">)</mo>
            </mrow>
          </mrow>
        </mtd>
      </mtr>
      <mtr>
        <mtd>
          <mrow>
            <mi mathvariant="italic">Potência</mi>
            <mi mathvariant="normal">:</mi>
            <mspace width="2em"/>
            <mi mathvariant="italic">Px</mi>
            <mrow>
              <mspace width="2em"/>
              <mo stretchy="false">=</mo>
              <mspace width="2em"/>
            </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frac>
                <mn>1</mn>
                <mi>T</mi>
              </mfrac>
            </mrow>
            <mrow>
              <munderover>
                <mo stretchy="false">∫</mo>
                <mrow>
                  <mo stretchy="false">−</mo>
                  <mfrac>
                    <mi>T</mi>
                    <mn>2</mn>
                  </mfrac>
                </mrow>
                <mfrac>
                  <mi>T</mi>
                  <mn>2</mn>
                </mfrac>
              </munderover>
              <mrow>
                <mrow/>
                <mi>x</mi>
                <mrow>
                  <mo fence="true" form="prefix" stretchy="true">(</mo>
                  <mrow>
                    <mi>t</mi>
                  </mrow>
                  <mo fence="true" form="postfix" stretchy="true">)</mo>
                </mrow>
                <mrow>
                  <mrow/>
                  <mrow>
                    <mn>²</mn>
                    <mo stretchy="false">⋅</mo>
                    <mi mathvariant="italic">dt</mi>
                  </mrow>
                </mrow>
              </mrow>
            </mrow>
          </mrow>
        </mtd>
      </mtr>
      <mtr>
        <mtd>
          <mrow/>
        </mtd>
      </mtr>
      <mtr>
        <mtd>
          <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frac>
                <mn>1</mn>
                <mrow>
                  <mn>2</mn>
                  <mo stretchy="false">⋅</mo>
                  <mi>π</mi>
                </mrow>
              </mfrac>
            </mrow>
            <mrow>
              <munderover>
                <mo stretchy="false">∫</mo>
                <mrow>
                  <mo stretchy="false">−</mo>
                  <mi>π</mi>
                </mrow>
                <mi>π</mi>
              </munderover>
              <mrow>
                <mrow>
                  <mo fence="true" form="prefix" stretchy="true">(</mo>
                  <mrow>
                    <mrow>
                      <mrow>
                        <mn>2</mn>
                        <mo stretchy="false">⋅</mo>
                        <mi>cos</mi>
                      </mrow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true">)</mo>
                </mrow>
                <mrow>
                  <mn>²</mn>
                  <mo stretchy="false">⋅</mo>
                  <mi mathvariant="italic">dt</mi>
                </mrow>
              </mrow>
            </mrow>
            <mrow>
              <mspace width="2em"/>
              <mo stretchy="false">=</mo>
              <mspace width="2em"/>
            </mrow>
            <mrow>
              <mfrac>
                <mn>1</mn>
                <mrow>
                  <mn>2</mn>
                  <mo stretchy="false">⋅</mo>
                  <mi>π</mi>
                </mrow>
              </mfrac>
              <mo stretchy="false">⋅</mo>
              <mrow>
                <mo fence="true" form="prefix" stretchy="true">(</mo>
                <mrow>
                  <mrow>
                    <mrow>
                      <mo fence="true" form="prefix" stretchy="true">(</mo>
                      <mrow>
                        <mrow>
                          <mrow>
                            <mn>2</mn>
                            <mo stretchy="false">⋅</mo>
                            <mi>π</mi>
                          </mrow>
                          <mrow>
                            <mspace width="2em"/>
                            <mo stretchy="false">+</mo>
                            <mspace width="2em"/>
                          </mrow>
                          <mi mathvariant="italic">sen</mi>
                          <mrow>
                            <mo fence="true" form="prefix" stretchy="true">(</mo>
                            <mrow>
                              <mrow>
                                <mn>2</mn>
                                <mo stretchy="false">⋅</mo>
                                <mi>π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  <mo stretchy="false">−</mo>
                    <mrow>
                      <mo fence="true" form="prefix" stretchy="true">(</mo>
                      <mrow>
                        <mrow>
                          <mrow>
                            <mrow>
                              <mo stretchy="false">−</mo>
                              <mn>2</mn>
                            </mrow>
                            <mo stretchy="false">⋅</mo>
                            <mi>π</mi>
                          </mrow>
                          <mrow>
                            <mspace width="2em"/>
                            <mo stretchy="false">+</mo>
                            <mspace width="2em"/>
                          </mrow>
                          <mi mathvariant="italic">sen</mi>
                          <mrow>
                            <mo fence="true" form="prefix" stretchy="true">(</mo>
                            <mrow>
                              <mrow>
                                <mrow>
                                  <mo stretchy="false">−</mo>
                                  <mn>2</mn>
                                </mrow>
                                <mo stretchy="false">⋅</mo>
                                <mi>π</mi>
                              </mrow>
                            </mrow>
                            <mo fence="true" form="postfix" stretchy="true">)</mo>
                          </mrow>
                        </mrow>
                      </mrow>
                      <mo fence="true" form="postfix" stretchy="true">)</mo>
                    </mrow>
                  </mrow>
                </mrow>
                <mo fence="true" form="postfix" stretchy="true">)</mo>
              </mrow>
            </mrow>
            <mrow>
              <mspace width="2em"/>
              <mo stretchy="false">=</mo>
              <mspace width="2em"/>
            </mrow>
            <mn>2</mn>
          </mrow>
        </mtd>
      </mtr>
      <mtr>
        <mtd>
          <mrow/>
        </mtd>
      </mtr>
      <mtr>
        <mtd>
          <mrow/>
        </mtd>
      </mtr>
      <mtr>
        <mtd>
          <mrow>
            <mi>b</mi>
            <mn>.</mn>
            <mspace width="2em"/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i>u</mi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Energia</mi>
            <mi mathvariant="normal">:</mi>
            <mspace width="2em"/>
            <mrow>
              <munderover>
                <mo stretchy="false">∫</mo>
                <mn>0</mn>
                <mi mathvariant="normal">∞</mi>
              </munderover>
              <mrow>
                <mrow>
                  <mo fence="true" form="prefix" stretchy="false">|</mo>
                  <mrow>
                    <mrow>
                      <mi>u</mi>
                      <mrow>
                        <mo fence="true" form="prefix" stretchy="true">(</mo>
                        <mrow>
                          <mi>t</mi>
                        </mrow>
                        <mo fence="true" form="postfix" stretchy="true">)</mo>
                      </mrow>
                    </mrow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</mrow>
        </mtd>
      </mtr>
      <mtr>
        <mtd>
          <mrow/>
        </mtd>
      </mtr>
      <mtr>
        <mtd>
          <mrow>
            <mi mathvariant="italic">resultado</mi>
            <mrow>
              <mspace width="2em"/>
              <mo stretchy="false">=</mo>
              <mspace width="2em"/>
            </mrow>
            <mi>t</mi>
            <mrow>
              <mspace width="2em"/>
              <mo stretchy="false">−</mo>
              <mspace width="2em"/>
            </mrow>
            <mn>0</mn>
            <mrow>
              <mspace width="2em"/>
              <mo stretchy="false">=</mo>
              <mspace width="2em"/>
            </mrow>
            <mi mathvariant="normal">∞</mi>
          </mrow>
        </mtd>
      </mtr>
      <mtr>
        <mtd>
          <mrow/>
        </mtd>
      </mtr>
      <mtr>
        <mtd>
          <mrow>
            <mi mathvariant="italic">Potência</mi>
            <mspace width="2em"/>
            <mi mathvariant="italic">media</mi>
            <mi mathvariant="normal">:</mi>
            <mspace width="2em"/>
          </mrow>
        </mtd>
      </mtr>
      <mtr>
        <mtd>
          <mrow/>
        </mtd>
      </mtr>
      <mtr>
        <mtd>
          <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n>1</mn>
            </mrow>
            <mo stretchy="false">=</mo>
            <mn>1</mn>
          </mrow>
        </mtd>
      </mtr>
      <mtr>
        <mtd>
          <mrow/>
        </mtd>
      </mtr>
      <mtr>
        <mtd>
          <mrow>
            <mi>c</mi>
            <mn>.</mn>
            <mspace width="2em"/>
            <mi>x</mi>
            <mrow>
              <mo fence="true" form="prefix" stretchy="true">(</mo>
              <mrow>
                <mi>t</mi>
              </mrow>
              <mo fence="true" form="postfix" stretchy="true">)</mo>
            </mrow>
            <mrow>
              <mspace width="2em"/>
              <mo stretchy="false">=</mo>
              <mspace width="2em"/>
            </mrow>
            <mrow>
              <msup>
                <mi>e</mi>
                <mi>t</mi>
              </msup>
              <mo stretchy="false">⋅</mo>
              <mi>u</mi>
            </mrow>
            <mrow>
              <mo fence="true" form="prefix" stretchy="true">(</mo>
              <mrow>
                <mi>t</mi>
              </mrow>
              <mo fence="true" form="postfix" stretchy="true">)</mo>
            </mrow>
          </mrow>
        </mtd>
      </mtr>
      <mtr>
        <mtd>
          <mrow/>
        </mtd>
      </mtr>
      <mtr>
        <mtd>
          <mrow>
            <mi mathvariant="italic">Energia</mi>
            <mi mathvariant="normal">:</mi>
            <mspace width="2em"/>
            <mrow>
              <munderover>
                <mo stretchy="false">∫</mo>
                <mn>0</mn>
                <mi mathvariant="normal">∞</mi>
              </munderover>
              <mrow>
                <mrow>
                  <mo fence="true" form="prefix" stretchy="false">|</mo>
                  <mrow>
                    <msup>
                      <mi>e</mi>
                      <mi>t</mi>
                    </msup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</mrow>
        </mtd>
      </mtr>
      <mtr>
        <mtd>
          <mrow/>
        </mtd>
      </mtr>
      <mtr>
        <mtd>
          <mrow>
            <mrow>
              <mrow>
                <mfrac>
                  <mn>1</mn>
                  <mn>2</mn>
                </mfrac>
                <mo stretchy="false">⋅</mo>
                <msup>
                  <mi>e</mi>
                  <mrow>
                    <mn>2</mn>
                    <mi>t</mi>
                  </mrow>
                </msup>
              </mrow>
              <mo stretchy="false">−</mo>
              <mfrac>
                <mn>1</mn>
                <mn>2</mn>
              </mfrac>
            </mrow>
            <mrow>
              <mspace width="2em"/>
              <mo stretchy="false">=</mo>
              <mspace width="2em"/>
            </mrow>
            <mi mathvariant="normal">∞</mi>
          </mrow>
        </mtd>
      </mtr>
      <mtr>
        <mtd>
          <mrow/>
        </mtd>
      </mtr>
      <mtr>
        <mtd>
          <mrow>
            <mi mathvariant="italic">Potência</mi>
            <mrow>
              <mspace width="2em"/>
              <mo stretchy="false">=</mo>
              <mspace width="2em"/>
            </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frac>
                <mn>1</mn>
                <mi>T</mi>
              </mfrac>
            </mrow>
            <mrow>
              <munderover>
                <mo stretchy="false">∫</mo>
                <mn>0</mn>
                <mi>T</mi>
              </munderover>
              <mrow>
                <msup>
                  <mi>e</mi>
                  <mrow>
                    <mn>2</mn>
                    <mi>t</mi>
                  </mrow>
                </msup>
                <mo stretchy="false">⋅</mo>
                <mi mathvariant="italic">dt</mi>
              </mrow>
            </mrow>
            <mrow>
              <mspace width="2em"/>
              <mo stretchy="false">=</mo>
              <mspace width="2em"/>
            </mrow>
            <mi mathvariant="normal">∞</mi>
          </mrow>
        </mtd>
      </mtr>
      <mtr>
        <mtd>
          <mrow/>
        </mtd>
      </mtr>
      <mtr>
        <mtd>
          <mrow>
            <mi>d</mi>
            <mn>.</mn>
            <mspace width="2em"/>
            <mi>x</mi>
            <mrow>
              <mo fence="true" form="prefix" stretchy="false">(</mo>
              <mrow>
                <mi>t</mi>
              </mrow>
              <mo fence="true" form="postfix" stretchy="false">)</mo>
            </mrow>
            <mrow>
              <mspace width="2em"/>
              <mo stretchy="false">=</mo>
              <mspace width="2em"/>
            </mrow>
            <mi mathvariant="italic">sen</mi>
            <mrow>
              <mo fence="true" form="prefix" stretchy="false">(</mo>
              <mrow>
                <mrow>
                  <mn>120</mn>
                  <mi mathvariant="italic">πt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i mathvariant="italic">Energia</mi>
            <mi mathvariant="normal">:</mi>
            <mspace width="2em"/>
            <mrow>
              <munderover>
                <mo stretchy="false">∫</mo>
                <mrow>
                  <mrow>
                    <mo stretchy="false">−</mo>
                    <mi mathvariant="normal">∞</mi>
                  </mrow>
                </mrow>
                <mi mathvariant="normal">∞</mi>
              </munderover>
              <mrow>
                <mrow>
                  <mo fence="true" form="prefix" stretchy="false">|</mo>
                  <mrow>
                    <mrow>
                      <mi mathvariant="italic">sen</mi>
                      <mrow>
                        <mo fence="true" form="prefix" stretchy="false">(</mo>
                        <mrow>
                          <mrow>
                            <mn>120</mn>
                            <mi mathvariant="italic">πt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  <mrow>
              <mspace width="2em"/>
              <mo stretchy="false">=</mo>
              <mspace width="2em"/>
            </mrow>
            <mi mathvariant="normal">∞</mi>
          </mrow>
        </mtd>
      </mtr>
      <mtr>
        <mtd>
          <mrow/>
        </mtd>
      </mtr>
      <mtr>
        <mtd>
          <mrow>
            <mi mathvariant="italic">Potência</mi>
            <mrow>
              <mspace width="2em"/>
              <mo stretchy="false">=</mo>
              <mspace width="2em"/>
            </mrow>
            <mrow>
              <munder>
                <mi>lim</mi>
                <mrow>
                  <msub>
                    <mi>T</mi>
                    <mrow/>
                  </msub>
                  <mo stretchy="false">→</mo>
                  <mi mathvariant="normal">∞</mi>
                </mrow>
              </munder>
              <mrow>
                <mi>60</mi>
              </mrow>
            </mrow>
            <mrow>
              <munderover>
                <mo stretchy="false">∫</mo>
                <mrow>
                  <mrow>
                    <mo stretchy="false">−</mo>
                    <mfrac>
                      <mrow>
                        <mi mathvariant="normal">1</mi>
                      </mrow>
                      <mrow>
                        <mi>120</mi>
                      </mrow>
                    </mfrac>
                  </mrow>
                </mrow>
                <mrow>
                  <mfrac>
                    <mrow>
                      <mi mathvariant="normal">1</mi>
                    </mrow>
                    <mrow>
                      <mi>120</mi>
                    </mrow>
                  </mfrac>
                </mrow>
              </munderover>
              <mrow>
                <mrow>
                  <mo fence="true" form="prefix" stretchy="false">|</mo>
                  <mrow>
                    <mrow>
                      <mi mathvariant="italic">sen</mi>
                      <mrow>
                        <mo fence="true" form="prefix" stretchy="false">(</mo>
                        <mrow>
                          <mrow>
                            <mn>120</mn>
                            <mi mathvariant="italic">πt</mi>
                          </mrow>
                        </mrow>
                        <mo fence="true" form="postfix" stretchy="false">)</mo>
                      </mrow>
                    </mrow>
                  </mrow>
                  <mo fence="true" form="postfix" stretchy="false">|</mo>
                </mrow>
                <mrow>
                  <mn>²</mn>
                  <mo stretchy="false">⋅</mo>
                  <mi mathvariant="italic">dt</mi>
                </mrow>
              </mrow>
            </mrow>
            <mrow>
              <mspace width="2em"/>
              <mo stretchy="false">=</mo>
              <mspace width="2em"/>
            </mrow>
            <mfrac>
              <mrow>
                <mi mathvariant="normal">1</mi>
              </mrow>
              <mrow>
                <mi mathvariant="normal">2</mi>
              </mrow>
            </mfrac>
          </mrow>
        </mtd>
      </mtr>
      <mtr>
        <mtd>
          <mrow/>
        </mtd>
      </mtr>
      <mtr>
        <mtd>
          <mrow>
            <mi mathvariant="normal">❑</mi>
          </mrow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row/>
        </mtd>
      </mtr>
      <mtr>
        <mtd>
          <mi mathvariant="normal">❑</mi>
        </mtd>
      </mtr>
    </mtable>
    <annotation encoding="StarMath 5.0">{ 1. Determine os valores de potência ou energia para cada um dos sinais : } newline { } newline { Energia ~ de ~ um ~ sinal ~ : ~ Ex { ~ = ~ } int to { infinity } from { - infinity } { lline { x left ( t right ) } rline { ² cdot dt } } } newline { Potência ~ de ~ um ~ sinal ~ : ~ Px { ~ = ~ } lim from { { T _ { } rightarrow infinity } } { 1 over T } int to { { T over 2 } } from { - { T over 2 } } { { } x left ( t right ) { { } { ² cdot dt } } } } newline { } newline { } newline { a . ~ x { left ( t right ) = { 2 cdot cos } } left ( t right ) } newline { } newline { Energia : ~ int to { infinity } from { - infinity } { lline { { 2 cdot cos } left ( t right ) } rline { ² cdot dt } } } newline { } newline { int to { infinity } from { - infinity } { { 4 cdot left ( { { { 1 + cos } left ( { 2 t } right ) } over 2 } right ) } cdot dt } { ~ = ~ } int to { infinity } from { - infinity } { { 2 cdot dt } { ~ + ~ } int to { infinity } from { - infinity } { { 2 cdot cos } { left ( { 2 t } right ) cdot dt } } { ~ = ~ } } 2 t { ~ + ~ } sen left ( { 2 t } right ) } newline { Potência : ~ Px { ~ = ~ } lim from { { T _ { } rightarrow infinity } } { 1 over T } int to { { T over 2 } } from { - { T over 2 } } { { } x left ( t right ) { { } { ² cdot dt } } } } newline { } newline { lim from { { T _ { } rightarrow infinity } } { 1 over { 2 cdot π } } int to { π } from { - π } { left ( { { 2 cdot cos } left ( t right ) } right ) { ² cdot dt } } { ~ = ~ } { { 1 over { 2 cdot π } } cdot left ( { left ( { { 2 cdot π } { ~ + ~ } sen left ( { 2 cdot π } right ) } right ) - left ( { { - 2 cdot π } { ~ + ~ } sen left ( { - 2 cdot π } right ) } right ) } right ) } { ~ = ~ } 2 } newline { } newline { } newline { b . ~ x left ( t right ) { ~ = ~ } u left ( t right ) } newline { } newline { Energia : ~ int to { infinity } from { 0 } { lline { u left ( t right ) } rline { ² cdot dt } } } newline { } newline { resultado { ~ = ~ } t { ~ - ~ } 0 { ~ = ~ } infinity } newline { } newline { Potência ~ media : ~ } newline { } newline { lim from { { T _ { } rightarrow infinity } } 1 = 1 } newline { } newline { c . ~ x left ( t right ) { ~ = ~ } { e ^ t cdot u } left ( t right ) } newline { } newline { Energia : ~ int to { infinity } from { 0 } { lline e ^ t rline { ² cdot dt } } } newline { } newline { { { { 1 over 2 } cdot e ^ { 2 t } } - { 1 over 2 } } { ~ = ~ } infinity } newline { } newline { Potência { ~ = ~ } lim from { { T _ { } rightarrow infinity } } { 1 over T } int to { T } from { 0 } { e ^ { 2 t } cdot dt } { ~ = ~ } infinity } newline { } newline { d . ~ x ( t ) { ~ = ~ } sen ( { 120 πt } ) } newline { } newline { Energia : ~ int to { infinity } from { - infinity } { lline { sen ( { 120 πt } ) } rline { ² cdot dt } } { ~ = ~ } infinity } newline { } newline { Potência { ~ = ~ } lim from { { T _ { } rightarrow infinity } } 60 int to { { 1 over 120 } } from { - { 1 over 120 } } { lline { sen ( { 120 πt } ) } rline { ² cdot dt } } { ~ = ~ } { 1 over 2 } } newline { } newline &lt;?&gt; newline { } newline { } newline { } newline { } newline { } newline { } newline { } newline { } newline { } newline { } newline { } newline { } newline { } newline { } newline { } newline &lt;?&gt;</annotation>
  </semantics>
</math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11T21:27:15.210000000</meta:creation-date>
    <dc:date>2024-09-12T20:51:12.369000000</dc:date>
    <meta:editing-duration>PT31M20S</meta:editing-duration>
    <meta:editing-cycles>3</meta:editing-cycles>
    <meta:generator>LibreOffice/24.2.3.2$Windows_X86_64 LibreOffice_project/433d9c2ded56988e8a90e6b2e771ee4e6a5ab2ba</meta:generator>
  </office:meta>
</office:document-meta>
</file>